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2" style:family="paragraph" style:parent-style-name="Standard">
      <style:text-properties fo:font-size="10pt" fo:font-weight="normal" officeooo:rsid="000b39fb" officeooo:paragraph-rsid="000b39fb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ejaVu Sans Mono" fo:font-size="10pt" fo:font-weight="normal" officeooo:rsid="000d382d" officeooo:paragraph-rsid="000d382d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ejaVu Sans Mono" fo:font-size="10pt" fo:font-weight="normal" officeooo:rsid="000db206" officeooo:paragraph-rsid="000db206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ejaVu Sans Mono" fo:font-size="10pt" fo:font-weight="normal" officeooo:rsid="0016723b" officeooo:paragraph-rsid="0016723b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ejaVu Sans1" fo:font-size="10pt" fo:font-weight="normal" officeooo:rsid="000db206" officeooo:paragraph-rsid="000db206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ejaVu Sans1" fo:font-size="18pt" officeooo:rsid="005a2425" officeooo:paragraph-rsid="005a2425" style:font-size-asian="15.75pt" style:font-size-complex="18pt"/>
    </style:style>
    <style:style style:name="P8" style:family="paragraph" style:parent-style-name="Standard">
      <style:text-properties style:font-name="DejaVu Sans1" fo:font-size="11pt" fo:font-weight="bold" officeooo:rsid="000b39fb" officeooo:paragraph-rsid="000b39fb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1" fo:font-size="24pt" fo:font-weight="bold" officeooo:rsid="00141149" officeooo:paragraph-rsid="0014114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break-before="page"/>
      <style:text-properties style:font-name="DejaVu Sans1" fo:font-size="11pt" fo:font-weight="bold" officeooo:rsid="000db206" officeooo:paragraph-rsid="000db206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break-before="page"/>
      <style:text-properties style:font-name="DejaVu Sans1" fo:font-size="11pt" fo:font-weight="bold" officeooo:rsid="000b39fb" officeooo:paragraph-rsid="000b39fb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break-before="page"/>
      <style:text-properties style:font-name="DejaVu Sans1" fo:font-size="11pt" fo:font-weight="bold" officeooo:rsid="000db206" officeooo:paragraph-rsid="000db206" style:font-size-asian="11pt" style:font-weight-asian="bold" style:font-size-complex="11pt" style:font-weight-complex="bold"/>
    </style:style>
    <style:style style:name="P13" style:family="paragraph" style:parent-style-name="Standard">
      <style:paragraph-properties fo:break-before="page"/>
      <style:text-properties style:font-name="DejaVu Sans1" fo:font-size="11pt" fo:font-weight="bold" officeooo:rsid="000d382d" officeooo:paragraph-rsid="000d382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break-before="page"/>
      <style:text-properties style:font-name="DejaVu Sans Mono" fo:font-size="10pt" fo:font-weight="normal" officeooo:rsid="0016723b" officeooo:paragraph-rsid="0016723b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ejaVu Sans Mono" fo:font-size="10pt" fo:font-weight="normal" officeooo:rsid="0018ca86" officeooo:paragraph-rsid="0018ca86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break-before="page"/>
      <style:text-properties style:font-name="DejaVu Sans Mono" fo:font-size="10pt" fo:font-weight="normal" officeooo:rsid="0018ca86" officeooo:paragraph-rsid="0018ca86" style:font-size-asian="8.75pt" style:font-weight-asian="normal" style:font-size-complex="10pt" style:font-weight-complex="normal"/>
    </style:style>
    <style:style style:name="P17" style:family="paragraph" style:parent-style-name="Header">
      <style:text-properties fo:font-size="10pt" officeooo:rsid="000b089f" officeooo:paragraph-rsid="0018ca86" style:font-size-asian="8.75pt" style:font-size-complex="10pt"/>
    </style:style>
    <style:style style:name="P18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T1" style:family="text">
      <style:text-properties officeooo:rsid="0017b7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Source Code</text:p>
      <text:p text:style-name="P11">game.h</text:p>
      <text:p text:style-name="P2"/>
      <text:p text:style-name="P5">#ifndef GAME_H</text:p>
      <text:p text:style-name="P5">#define GAME_H</text:p>
      <text:p text:style-name="P5"/>
      <text:p text:style-name="P5">#include &lt;iostream&gt;</text:p>
      <text:p text:style-name="P5">#include &lt;pthread.h&gt;</text:p>
      <text:p text:style-name="P5"/>
      <text:p text:style-name="P5">#include "board.h"</text:p>
      <text:p text:style-name="P5">#include "player.h"</text:p>
      <text:p text:style-name="P5"/>
      <text:p text:style-name="P5">// COSC 4F00 - Software Development (2016)</text:p>
      <text:p text:style-name="P5">// Instructor: Vlad Wojcik</text:p>
      <text:p text:style-name="P5">// Brock University</text:p>
      <text:p text:style-name="P5">//</text:p>
      <text:p text:style-name="P5">// Assignment #: 2</text:p>
      <text:p text:style-name="P5">// Due: November 18, 2016</text:p>
      <text:p text:style-name="P5">//</text:p>
      <text:p text:style-name="P5">// Matt Laidman</text:p>
      <text:p text:style-name="P5">// ml12ef, 5199807</text:p>
      <text:p text:style-name="P5">//</text:p>
      <text:p text:style-name="P5">//</text:p>
      <text:p text:style-name="P5">// Three Dimensional Tic-Tac-Toe</text:p>
      <text:p text:style-name="P5">// An Exercise in AI and Concurrency in C++</text:p>
      <text:p text:style-name="P5"/>
      <text:p text:style-name="P5">// game.h</text:p>
      <text:p text:style-name="P5"/>
      <text:p text:style-name="P5">// Global Variables</text:p>
      <text:p text:style-name="P5"/>
      <text:p text:style-name="P5">Board* board;</text:p>
      <text:p text:style-name="P5">Player* p1;</text:p>
      <text:p text:style-name="P5">Player* p2;</text:p>
      <text:p text:style-name="P5"/>
      <text:p text:style-name="P5">// Function Prototypes</text:p>
      <text:p text:style-name="P5"/>
      <text:p text:style-name="P5">void playGame();</text:p>
      <text:p text:style-name="P5"/>
      <text:p text:style-name="P5">#endif</text:p>
      <text:p text:style-name="P13">game.cpp</text:p>
      <text:p text:style-name="P3"/>
      <text:p text:style-name="P15">#include "game.h"</text:p>
      <text:p text:style-name="P15"/>
      <text:p text:style-name="P15">// main function</text:p>
      <text:p text:style-name="P15">// Displays the menus, starts and drives the game.</text:p>
      <text:p text:style-name="P15">int main(int argc, char* argv[]) {</text:p>
      <text:p text:style-name="P15"><text:s text:c="4"/></text:p>
      <text:p text:style-name="P15"><text:s text:c="4"/>char c, gc;</text:p>
      <text:p text:style-name="P15"><text:s text:c="4"/>int ic, igc;</text:p>
      <text:p text:style-name="P15"><text:s text:c="4"/>bool pa;</text:p>
      <text:p text:style-name="P15"/>
      <text:p text:style-name="P15"><text:s text:c="4"/>std::cout&lt;&lt;"3D Tic Tac Toe!\n\n";</text:p>
      <text:p text:style-name="P15"><text:s text:c="4"/>do {</text:p>
      <text:p text:style-name="P15"><text:s text:c="8"/>// Main Menu</text:p>
      <text:p text:style-name="P15"><text:s text:c="8"/>std::cout&lt;&lt;"Menu:\n\t1)\tPlay\n\t2)\tDisplay Rules\n\n\t0)\tQuit\n\n";</text:p>
      <text:p text:style-name="P15"><text:s text:c="8"/>std::cout&lt;&lt;"Enter a selection ([0..2]): ";</text:p>
      <text:p text:style-name="P15"><text:s text:c="8"/>std::cin&gt;&gt;c;</text:p>
      <text:p text:style-name="P15"><text:s text:c="8"/>ic = ((int)c)-48;</text:p>
      <text:p text:style-name="P15"><text:s text:c="8"/>if (ic == 0) {</text:p>
      <text:p text:style-name="P15"><text:s text:c="12"/>return 0;</text:p>
      <text:p text:style-name="P15"><text:s text:c="8"/>}</text:p>
      <text:p text:style-name="P15"><text:s text:c="8"/>// Display Rules</text:p>
      <text:p text:style-name="P15"><text:s text:c="8"/>if (ic == 2) {</text:p>
      <text:p text:style-name="P15"><text:s text:c="12"/>std::cout&lt;&lt;"\nRules:\n";</text:p>
      <text:p text:style-name="P15"><text:s text:c="12"/>std::cout&lt;&lt;"There are eight pegs arranged as follows:\n\n";</text:p>
      <text:p text:style-name="P15"><text:s text:c="12"/>board-&gt;printBoard();</text:p>
      <text:p text:style-name="P15"><text:s text:c="12"/>std::cout&lt;&lt;"\nEach player is given twelve pieces, the player with ";</text:p>
      <text:p text:style-name="P15"><text:s text:c="12"/>std::cout&lt;&lt;"the red pieces goes first.\n";</text:p>
      <text:p text:style-name="P15"><text:s text:c="12"/>std::cout&lt;&lt;"Players will alternate placing all twelve of their ";</text:p>
      <text:p text:style-name="P15"><text:s text:c="12"/>std::cout&lt;&lt;"pieces on to the pegs, one at\n\ta time.\n";</text:p>
      <text:p text:style-name="P15"><text:s text:c="12"/>std::cout&lt;&lt;"A peg can hold at most 3 pieces.\n";</text:p>
      <text:p text:style-name="P15"><text:s text:c="12"/>std::cout&lt;&lt;"At the end of the twenty-four turns, the player with ";</text:p>
      <text:p text:style-name="P15"><text:s text:c="12"/>std::cout&lt;&lt;"the most pieces forming a\n\tline of three is the ";</text:p>
      <text:p text:style-name="P15"><text:s text:c="12"/>std::cout&lt;&lt;"winner.\n";</text:p>
      <text:p text:style-name="P15"><text:s text:c="12"/>std::cout&lt;&lt;"A line of three occupy either one vertical level, or ";</text:p>
      <text:p text:style-name="P15"><text:s text:c="12"/>std::cout&lt;&lt;"all three vertical levels,\n\tand can be vertical, ";</text:p>
      <text:p text:style-name="P15"><text:s text:c="12"/>std::cout&lt;&lt;"horizontal, or diagonal in direction.\n";</text:p>
      <text:p text:style-name="P15"><text:s text:c="12"/>std::cout&lt;&lt;std::endl;</text:p>
      <text:p text:style-name="P15"><text:s text:c="8"/>}</text:p>
      <text:p text:style-name="P15"><text:s text:c="4"/>} while(ic != 1);</text:p>
      <text:p text:style-name="P15"><text:s text:c="4"/>do {</text:p>
      <text:p text:style-name="P15"><text:s text:c="8"/>board = new Board();</text:p>
      <text:p text:style-name="P15"><text:s text:c="8"/>// Game mode selection menu</text:p>
      <text:p text:style-name="P15"><text:s text:c="8"/>do {</text:p>
      <text:p text:style-name="P15"><text:s text:c="12"/>std::cout&lt;&lt;"\nSelect a game mode:\n";</text:p>
      <text:p text:style-name="P15"><text:s text:c="12"/>std::cout&lt;&lt;"\t1)\tHuman Player vs Human Player\n";</text:p>
      <text:p text:style-name="P15"><text:s text:c="12"/>std::cout&lt;&lt;"\t2)\tHuman Player vs Computer Player\n";</text:p>
      <text:p text:style-name="P15"><text:s text:c="12"/>// AI vs AI is mostly for fun..</text:p>
      <text:p text:style-name="P15"><text:s text:c="12"/>std::cout&lt;&lt;"\t3)\tComputer Player vs Computer Player\n\n";</text:p>
      <text:p text:style-name="P15"><text:s text:c="12"/>std::cout&lt;&lt;"Choose a game mode ([1..3]): ";</text:p>
      <text:p text:style-name="P15"><text:s text:c="12"/>std::cin&gt;&gt;gc;</text:p>
      <text:p text:style-name="P15"><text:s text:c="12"/>igc = ((int)gc)-48;</text:p>
      <text:p text:style-name="P15"><text:soft-page-break/><text:s text:c="8"/>} while((igc &lt; 1) || (igc &gt; 3));</text:p>
      <text:p text:style-name="P15"><text:s text:c="8"/>switch (igc) {</text:p>
      <text:p text:style-name="P15"><text:s text:c="12"/>case 1:</text:p>
      <text:p text:style-name="P15"><text:s text:c="16"/>p1 = new HumanPlayer(Red);</text:p>
      <text:p text:style-name="P15"><text:s text:c="16"/>p2 = new HumanPlayer(White);</text:p>
      <text:p text:style-name="P15"><text:s text:c="16"/>break;</text:p>
      <text:p text:style-name="P15"><text:s text:c="12"/>case 2:</text:p>
      <text:p text:style-name="P15"><text:s text:c="16"/>// if human vs ai get human to choose colour</text:p>
      <text:p text:style-name="P15"><text:s text:c="16"/>do {</text:p>
      <text:p text:style-name="P15"><text:s text:c="20"/>std::cout&lt;&lt;"\nChoose a colour:\n\t1)\tRed\n\t2)\tWhite\n\n";</text:p>
      <text:p text:style-name="P15"><text:s text:c="20"/>std::cout&lt;&lt;"Choice ([1..2]): ";</text:p>
      <text:p text:style-name="P15"><text:s text:c="20"/>std::cin&gt;&gt;c;</text:p>
      <text:p text:style-name="P15"><text:s text:c="20"/>ic = ((int)c)-48;</text:p>
      <text:p text:style-name="P15"><text:s text:c="16"/>} while((ic &lt; 1) || (ic &gt; 2));</text:p>
      <text:p text:style-name="P15"><text:s text:c="16"/>if (ic == 1) {</text:p>
      <text:p text:style-name="P15"><text:s text:c="20"/>p1 = new HumanPlayer(Red);</text:p>
      <text:p text:style-name="P15"><text:s text:c="20"/>p2 = new ComputerPlayer(White);</text:p>
      <text:p text:style-name="P15"><text:s text:c="16"/>} else {</text:p>
      <text:p text:style-name="P15"><text:s text:c="20"/>p1 = new ComputerPlayer(Red);</text:p>
      <text:p text:style-name="P15"><text:s text:c="20"/>p2 = new HumanPlayer(White);</text:p>
      <text:p text:style-name="P15"><text:s text:c="16"/>}</text:p>
      <text:p text:style-name="P15"><text:s text:c="16"/>break;</text:p>
      <text:p text:style-name="P15"><text:s text:c="12"/>case 3:</text:p>
      <text:p text:style-name="P15"><text:s text:c="16"/>p1 = new ComputerPlayer(Red);</text:p>
      <text:p text:style-name="P15"><text:s text:c="16"/>p2 = new ComputerPlayer(White);</text:p>
      <text:p text:style-name="P15"><text:s text:c="16"/>break;</text:p>
      <text:p text:style-name="P15"><text:s text:c="12"/>default:</text:p>
      <text:p text:style-name="P15"><text:s text:c="16"/>return 1;</text:p>
      <text:p text:style-name="P15"><text:s text:c="8"/>}</text:p>
      <text:p text:style-name="P15"><text:s text:c="8"/>std::cout&lt;&lt;std::endl;</text:p>
      <text:p text:style-name="P15"><text:s text:c="8"/>playGame();</text:p>
      <text:p text:style-name="P15"><text:s text:c="8"/>delete board;</text:p>
      <text:p text:style-name="P15"><text:s text:c="8"/>delete p1;</text:p>
      <text:p text:style-name="P15"><text:s text:c="8"/>delete p2;</text:p>
      <text:p text:style-name="P15"><text:s text:c="8"/>// play again?</text:p>
      <text:p text:style-name="P15"><text:s text:c="8"/>do {</text:p>
      <text:p text:style-name="P15"><text:s text:c="12"/>std::cout&lt;&lt;"\nPlay Again:\n\t1)\tYes\n\t2)\tNo\n\n";</text:p>
      <text:p text:style-name="P15"><text:s text:c="12"/>std::cout&lt;&lt;"Choice ([1..2]): ";</text:p>
      <text:p text:style-name="P15"><text:s text:c="12"/>std::cin&gt;&gt;c;</text:p>
      <text:p text:style-name="P15"><text:s text:c="12"/>ic = ((int)c)-48;</text:p>
      <text:p text:style-name="P15"><text:s text:c="8"/>} while((ic &lt; 1) || (ic &gt; 2));</text:p>
      <text:p text:style-name="P15"><text:s text:c="8"/>pa = (ic == 1 ? true : false);</text:p>
      <text:p text:style-name="P15"><text:s text:c="4"/>} while(pa);</text:p>
      <text:p text:style-name="P15"/>
      <text:p text:style-name="P15"><text:s text:c="4"/>return 0;</text:p>
      <text:p text:style-name="P15">}</text:p>
      <text:p text:style-name="P15"/>
      <text:p text:style-name="P15"/>
      <text:p text:style-name="P16">// playGame procedure</text:p>
      <text:p text:style-name="P15">// Loops until the game is over, getting player's move, printing the board, and</text:p>
      <text:p text:style-name="P15">// keeping the score.</text:p>
      <text:p text:style-name="P15">void playGame() {</text:p>
      <text:p text:style-name="P15"><text:s text:c="4"/>int peg;</text:p>
      <text:p text:style-name="P15"><text:s text:c="4"/>Player* current = p1;</text:p>
      <text:p text:style-name="P15"/>
      <text:p text:style-name="P15"><text:s text:c="4"/>pthread_t t;</text:p>
      <text:p text:style-name="P15"><text:s text:c="4"/>void* aiMove; // Really an int ... pthreads ...</text:p>
      <text:p text:style-name="P15"/>
      <text:p text:style-name="P15"><text:s text:c="4"/>board-&gt;printBoard();</text:p>
      <text:p text:style-name="P15"><text:s text:c="4"/>std::cout&lt;&lt;" <text:s text:c="13"/>R: "&lt;&lt;p1-&gt;getScore()&lt;&lt;" <text:s text:c="10"/>W: "&lt;&lt;</text:p>
      <text:p text:style-name="P15"><text:s text:c="12"/>p2-&gt;getScore()&lt;&lt;"\n\n";</text:p>
      <text:p text:style-name="P15"><text:s text:c="4"/>do {</text:p>
      <text:p text:style-name="P15"><text:s text:c="8"/>std::cout&lt;&lt;(current-&gt;getColour() == Red ? "Red" :</text:p>
      <text:p text:style-name="P15"><text:s text:c="12"/>"White")&lt;&lt;"'s turn!\n";</text:p>
      <text:p text:style-name="P15"/>
      <text:p text:style-name="P15"><text:s text:c="8"/>// get move, if computer player join with thread</text:p>
      <text:p text:style-name="P15"><text:s text:c="8"/>if (current-&gt;isHuman() || board-&gt;getMoveNum() == 0) {</text:p>
      <text:p text:style-name="P15"><text:s text:c="12"/>peg = current-&gt;getMove(*board);</text:p>
      <text:p text:style-name="P15"><text:s text:c="8"/>} else {</text:p>
      <text:p text:style-name="P15"><text:s text:c="12"/>pthread_join(t, &amp;aiMove);</text:p>
      <text:p text:style-name="P15"><text:s text:c="12"/>peg = *((int*)aiMove);</text:p>
      <text:p text:style-name="P15"><text:s text:c="8"/>}</text:p>
      <text:p text:style-name="P15"><text:s text:c="8"/></text:p>
      <text:p text:style-name="P15"><text:s text:c="8"/>std::cout&lt;&lt;std::endl;</text:p>
      <text:p text:style-name="P15"><text:s text:c="8"/>board-&gt;addPiece(peg, current-&gt;getColour()); // add the mvoe</text:p>
      <text:p text:style-name="P15"/>
      <text:p text:style-name="P15"><text:s text:c="8"/>// if other player is computer, immediatly start thinking about next move</text:p>
      <text:p text:style-name="P15"><text:s text:c="8"/>if (!(current == p1 ? p2 : p1)-&gt;isHuman() &amp;&amp; board-&gt;getMoveNum() &lt; 24) {</text:p>
      <text:p text:style-name="P15"><text:s text:c="12"/>pthread_create(&amp;t, NULL, Player::getMoveWrap, new GetMoveStruct((current == p1 ? p2 : p1), *board));</text:p>
      <text:p text:style-name="P15"><text:s text:c="8"/>}</text:p>
      <text:p text:style-name="P15"/>
      <text:p text:style-name="P15"><text:s text:c="8"/>// update scores</text:p>
      <text:p text:style-name="P15"><text:s text:c="8"/>current-&gt;setScore(board-&gt;evalBoard(current-&gt;getColour()));</text:p>
      <text:p text:style-name="P15"><text:s text:c="8"/>current = (current == p1 ? p2 : p1);</text:p>
      <text:p text:style-name="P15"><text:s text:c="8"/>board-&gt;printBoard(); // print board and score</text:p>
      <text:p text:style-name="P15"><text:s text:c="8"/>std::cout&lt;&lt;" <text:s text:c="13"/>R: "&lt;&lt;p1-&gt;getScore()&lt;&lt;" <text:s text:c="10"/>W: "&lt;&lt;</text:p>
      <text:p text:style-name="P15"><text:s text:c="12"/>p2-&gt;getScore()&lt;&lt;"\n\n";</text:p>
      <text:p text:style-name="P15"><text:s text:c="4"/>} while (board-&gt;getMoveNum() &lt; 24); // loop until no moves left</text:p>
      <text:p text:style-name="P15"><text:s text:c="4"/>std::cout&lt;&lt;"Game Over!\n"; // declare winner</text:p>
      <text:p text:style-name="P15"><text:s text:c="4"/>std::cout&lt;&lt;(p1-&gt;getScore() &gt; p2-&gt;getScore() ? "Red is the winner!" : </text:p>
      <text:p text:style-name="P15"><text:s text:c="8"/>(p1-&gt;getScore() == p2-&gt;getScore() ? "The game is a tie!" :</text:p>
      <text:p text:style-name="P15"><text:s text:c="8"/>"White is the winner!"))&lt;&lt;std::endl;</text:p>
      <text:p text:style-name="P15"><text:s text:c="4"/></text:p>
      <text:p text:style-name="P15"><text:s text:c="4"/>return;</text:p>
      <text:p text:style-name="P15">}</text:p>
      <text:p text:style-name="P10">board.h</text:p>
      <text:p text:style-name="P6"/>
      <text:p text:style-name="P15">#ifndef BOARD_H</text:p>
      <text:p text:style-name="P15">#define BOARD_H</text:p>
      <text:p text:style-name="P15"/>
      <text:p text:style-name="P15">#include &lt;iostream&gt;</text:p>
      <text:p text:style-name="P15"/>
      <text:p text:style-name="P15">// board.h</text:p>
      <text:p text:style-name="P15"/>
      <text:p text:style-name="P15">// A board object for the 8-Peg, Three Dimensional Tic-Tac-Toe game!</text:p>
      <text:p text:style-name="P15"/>
      <text:p text:style-name="P15">// Type Definitions</text:p>
      <text:p text:style-name="P15"/>
      <text:p text:style-name="P15">// Colour enum</text:p>
      <text:p text:style-name="P15">enum Colour {</text:p>
      <text:p text:style-name="P15"><text:s text:c="4"/>None,</text:p>
      <text:p text:style-name="P15"><text:s text:c="4"/>Red,</text:p>
      <text:p text:style-name="P15"><text:s text:c="4"/>White</text:p>
      <text:p text:style-name="P15">};</text:p>
      <text:p text:style-name="P15"/>
      <text:p text:style-name="P15">// Board class</text:p>
      <text:p text:style-name="P15">class Board {</text:p>
      <text:p text:style-name="P15"><text:s text:c="4"/>private:</text:p>
      <text:p text:style-name="P15"><text:s text:c="8"/>Colour pegs[8][3];</text:p>
      <text:p text:style-name="P15"><text:s text:c="8"/>int moveNum;</text:p>
      <text:p text:style-name="P15"><text:s text:c="4"/>public:</text:p>
      <text:p text:style-name="P15"><text:s text:c="8"/>Board();</text:p>
      <text:p text:style-name="P15"><text:s text:c="8"/>void addPiece(int, Colour);</text:p>
      <text:p text:style-name="P15"><text:s text:c="8"/>void removePiece(int);</text:p>
      <text:p text:style-name="P15"><text:s text:c="8"/>int getNumPieces(int);</text:p>
      <text:p text:style-name="P15"><text:s text:c="8"/>int getMoveNum();</text:p>
      <text:p text:style-name="P15"><text:s text:c="8"/>bool validMove(int);</text:p>
      <text:p text:style-name="P15"><text:s text:c="8"/>void printBoard();</text:p>
      <text:p text:style-name="P15"><text:s text:c="8"/>int evalBoard(Colour);</text:p>
      <text:p text:style-name="P15">};</text:p>
      <text:p text:style-name="P15"/>
      <text:p text:style-name="P15">// Board constructor</text:p>
      <text:p text:style-name="P15">// creates an empty board for a new game</text:p>
      <text:p text:style-name="P15">Board::Board() {</text:p>
      <text:p text:style-name="P15"><text:s text:c="4"/>moveNum = 0;</text:p>
      <text:p text:style-name="P15"><text:s text:c="4"/>for (int peg = 0 ; peg &lt; 8 ; peg++) {</text:p>
      <text:p text:style-name="P15"><text:s text:c="8"/>for (int height = 0 ; height &lt; 3 ; height++) {</text:p>
      <text:p text:style-name="P15"><text:s text:c="12"/>pegs[peg][height] = None;</text:p>
      <text:p text:style-name="P15"><text:s text:c="8"/>}</text:p>
      <text:p text:style-name="P15"><text:s text:c="4"/>}</text:p>
      <text:p text:style-name="P15">}</text:p>
      <text:p text:style-name="P15"/>
      <text:p text:style-name="P15"/>
      <text:p text:style-name="P16">// Class Method Implementations</text:p>
      <text:p text:style-name="P15"/>
      <text:p text:style-name="P15">// Board Class</text:p>
      <text:p text:style-name="P15"/>
      <text:p text:style-name="P15">// addPiece method</text:p>
      <text:p text:style-name="P15">// adds a piece of the given colour to the given peg</text:p>
      <text:p text:style-name="P15">void Board::addPiece(int peg, Colour colour) {</text:p>
      <text:p text:style-name="P15"><text:s text:c="4"/>for (int height = 0 ; height &lt; 3 ; height++) {</text:p>
      <text:p text:style-name="P15"><text:s text:c="8"/>if (pegs[peg][height] == None) {</text:p>
      <text:p text:style-name="P15"><text:s text:c="12"/>pegs[peg][height] = colour;</text:p>
      <text:p text:style-name="P15"><text:s text:c="12"/>moveNum++;</text:p>
      <text:p text:style-name="P15"><text:s text:c="12"/>break;</text:p>
      <text:p text:style-name="P15"><text:s text:c="8"/>}</text:p>
      <text:p text:style-name="P15"><text:s text:c="4"/>}</text:p>
      <text:p text:style-name="P15"><text:s text:c="4"/>return;</text:p>
      <text:p text:style-name="P15">}</text:p>
      <text:p text:style-name="P15"/>
      <text:p text:style-name="P15">// removePiece method</text:p>
      <text:p text:style-name="P15">// removes the topmost piece fromt the given peg</text:p>
      <text:p text:style-name="P15">void Board::removePiece(int peg) {</text:p>
      <text:p text:style-name="P15"><text:s text:c="4"/>for (int height = 2 ; height &gt;= 0 ; height--) {</text:p>
      <text:p text:style-name="P15"><text:s text:c="8"/>if (pegs[peg][height] != None) {</text:p>
      <text:p text:style-name="P15"><text:s text:c="12"/>pegs[peg][height] = None;</text:p>
      <text:p text:style-name="P15"><text:s text:c="12"/>moveNum--;</text:p>
      <text:p text:style-name="P15"><text:s text:c="12"/>break;</text:p>
      <text:p text:style-name="P15"><text:s text:c="8"/>}</text:p>
      <text:p text:style-name="P15"><text:s text:c="4"/>}</text:p>
      <text:p text:style-name="P15"><text:s text:c="4"/>return;</text:p>
      <text:p text:style-name="P15">}</text:p>
      <text:p text:style-name="P15"/>
      <text:p text:style-name="P15">// getNumPieces method</text:p>
      <text:p text:style-name="P15">// returns the number of pieces on the peg</text:p>
      <text:p text:style-name="P15">int Board::getNumPieces(int peg) {</text:p>
      <text:p text:style-name="P15"><text:s text:c="4"/>int numPieces = 0;</text:p>
      <text:p text:style-name="P15"><text:s text:c="4"/>for (int height = 0 ; height &lt; 3 ; height++) {</text:p>
      <text:p text:style-name="P15"><text:s text:c="8"/>if (pegs[peg][height] == None) {</text:p>
      <text:p text:style-name="P15"><text:s text:c="12"/>break;</text:p>
      <text:p text:style-name="P15"><text:s text:c="8"/>}</text:p>
      <text:p text:style-name="P15"><text:s text:c="8"/>numPieces++;</text:p>
      <text:p text:style-name="P15"><text:s text:c="4"/>}</text:p>
      <text:p text:style-name="P15"><text:s text:c="4"/>return numPieces;</text:p>
      <text:p text:style-name="P15">}</text:p>
      <text:p text:style-name="P15"/>
      <text:p text:style-name="P15">// getMoveNum method</text:p>
      <text:p text:style-name="P15">int Board::getMoveNum() {</text:p>
      <text:p text:style-name="P15"><text:s text:c="4"/>return moveNum;</text:p>
      <text:p text:style-name="P15">}</text:p>
      <text:p text:style-name="P15"/>
      <text:p text:style-name="P15">// validMove method</text:p>
      <text:p text:style-name="P15">bool Board::validMove(int peg) {</text:p>
      <text:p text:style-name="P15"><text:s text:c="4"/>return ((peg &gt;= 0) &amp;&amp; (peg &lt;= 7) &amp;&amp; (getNumPieces(peg) &lt; 3));</text:p>
      <text:p text:style-name="P15">}</text:p>
      <text:p text:style-name="P15"/>
      <text:p text:style-name="P16">// evalBoard method</text:p>
      <text:p text:style-name="P15">// Evaluates the board with respect to the given colour</text:p>
      <text:p text:style-name="P15">// Checks all possible scoring positions</text:p>
      <text:p text:style-name="P15">int Board::evalBoard(Colour colour) {</text:p>
      <text:p text:style-name="P15"><text:s text:c="4"/>int score = 0;</text:p>
      <text:p text:style-name="P15"><text:s text:c="4"/>for (int peg = 0 ; peg &lt; 8 ; peg++)</text:p>
      <text:p text:style-name="P15"><text:s text:c="8"/>if (pegs[peg][0] == colour &amp;&amp; pegs[peg][1] == colour &amp;&amp; pegs[peg][2] == colour) score++;</text:p>
      <text:p text:style-name="P15"><text:s text:c="4"/>for (int height = 0 ; height &lt; 3 ; height++) </text:p>
      <text:p text:style-name="P15"><text:s text:c="8"/>if (pegs[0][height] == colour &amp;&amp; pegs[1][height] == colour &amp;&amp; pegs[2][height] == colour) score++;</text:p>
      <text:p text:style-name="P15"><text:s text:c="4"/>for (int height = 0 ; height &lt; 3 ; height++)</text:p>
      <text:p text:style-name="P15"><text:s text:c="8"/>if (pegs[5][height] == colour &amp;&amp; pegs[6][height] == colour &amp;&amp; pegs[7][height] == colour) score++;</text:p>
      <text:p text:style-name="P15"><text:s text:c="4"/>for (int height = 0 ; height &lt; 3 ; height++)</text:p>
      <text:p text:style-name="P15"><text:s text:c="8"/>if (pegs[7][height] == colour &amp;&amp; pegs[4][height] == colour &amp;&amp; pegs[1][height] == colour) score++;</text:p>
      <text:p text:style-name="P15"><text:s text:c="4"/>for (int height = 0 ; height &lt; 3 ; height++)</text:p>
      <text:p text:style-name="P15"><text:s text:c="8"/>if (pegs[6][height] == colour &amp;&amp; pegs[3][height] == colour &amp;&amp; pegs[0][height] == colour) score++;</text:p>
      <text:p text:style-name="P15"><text:s text:c="4"/>for (int height = 0 ; height &lt; 3 ; height++)</text:p>
      <text:p text:style-name="P15"><text:s text:c="8"/>if (pegs[5][height] == colour &amp;&amp; pegs[3][height] == colour &amp;&amp; pegs[1][height] == colour) score++;</text:p>
      <text:p text:style-name="P15"><text:s text:c="4"/>for (int height = 0 ; height &lt; 3 ; height++)</text:p>
      <text:p text:style-name="P15"><text:s text:c="8"/>if (pegs[6][height] == colour &amp;&amp; pegs[4][height] == colour &amp;&amp; pegs[2][height] == colour) score++;</text:p>
      <text:p text:style-name="P15"><text:s text:c="4"/>if (pegs[0][0] == colour &amp;&amp; pegs[1][1] == colour &amp;&amp; pegs[2][2] == colour) score++;</text:p>
      <text:p text:style-name="P15"><text:s text:c="4"/>if (pegs[0][2] == colour &amp;&amp; pegs[1][1] == colour &amp;&amp; pegs[2][0] == colour) score++;</text:p>
      <text:p text:style-name="P15"><text:s text:c="4"/>if (pegs[5][0] == colour &amp;&amp; pegs[6][1] == colour &amp;&amp; pegs[7][2] == colour) score++;</text:p>
      <text:p text:style-name="P15"><text:s text:c="4"/>if (pegs[5][2] == colour &amp;&amp; pegs[6][1] == colour &amp;&amp; pegs[7][0] == colour) score++;</text:p>
      <text:p text:style-name="P15"><text:s text:c="4"/>if (pegs[0][0] == colour &amp;&amp; pegs[3][1] == colour &amp;&amp; pegs[6][2] == colour) score++;</text:p>
      <text:p text:style-name="P15"><text:s text:c="4"/>if (pegs[0][2] == colour &amp;&amp; pegs[3][1] == colour &amp;&amp; pegs[6][0] == colour) score++;</text:p>
      <text:p text:style-name="P15"><text:s text:c="4"/>if (pegs[1][0] == colour &amp;&amp; pegs[4][1] == colour &amp;&amp; pegs[7][2] == colour) score++;</text:p>
      <text:p text:style-name="P15"><text:s text:c="4"/>if (pegs[1][2] == colour &amp;&amp; pegs[4][1] == colour &amp;&amp; pegs[7][0] == colour) score++;</text:p>
      <text:p text:style-name="P15"><text:s text:c="4"/>if (pegs[1][0] == colour &amp;&amp; pegs[3][1] == colour &amp;&amp; pegs[5][2] == colour) score++;</text:p>
      <text:p text:style-name="P15"><text:s text:c="4"/>if (pegs[1][2] == colour &amp;&amp; pegs[3][1] == colour &amp;&amp; pegs[5][0] == colour) score++;</text:p>
      <text:p text:style-name="P15"><text:s text:c="4"/>if (pegs[2][0] == colour &amp;&amp; pegs[4][1] == colour &amp;&amp; pegs[6][2] == colour) score++;</text:p>
      <text:p text:style-name="P15"><text:s text:c="4"/>if (pegs[2][2] == colour &amp;&amp; pegs[4][1] == colour &amp;&amp; pegs[6][0] == colour) score++;</text:p>
      <text:p text:style-name="P15"><text:s text:c="4"/>return score;</text:p>
      <text:p text:style-name="P15">}</text:p>
      <text:p text:style-name="P16">// printBoard method</text:p>
      <text:p text:style-name="P15">// Prints the Board, line by line..</text:p>
      <text:p text:style-name="P15">void Board::printBoard() {</text:p>
      <text:p text:style-name="P15"/>
      <text:p text:style-name="P15"><text:s text:c="4"/>std::cout&lt;&lt;"\t <text:s text:c="4"/>"&lt;&lt;(pegs[5][2] == None ? "|" : (pegs[5][2] == Red ? "R" : "W"));</text:p>
      <text:p text:style-name="P15"><text:s text:c="4"/>std::cout&lt;&lt;" <text:s text:c="8"/>"&lt;&lt;(pegs[6][2] == None ? "|" : (pegs[6][2] == Red ? "R" : "W"));</text:p>
      <text:p text:style-name="P15"><text:s text:c="4"/>std::cout&lt;&lt;" <text:s text:c="8"/>"&lt;&lt;(pegs[7][2] == None ? "|" : (pegs[7][2] == Red ? "R" : "W"));</text:p>
      <text:p text:style-name="P15"><text:s text:c="4"/>std::cout&lt;&lt;"\n";</text:p>
      <text:p text:style-name="P15"><text:s text:c="4"/>std::cout&lt;&lt;"\t ----"&lt;&lt;(pegs[5][1] == None ? "|" : (pegs[5][1] == Red ? "R" : "W"));</text:p>
      <text:p text:style-name="P15"><text:s text:c="4"/>std::cout&lt;&lt;"---------"&lt;&lt;(pegs[6][1] == None ? "|" : (pegs[6][1] == Red ? "R" : "W"));</text:p>
      <text:p text:style-name="P15"><text:s text:c="4"/>std::cout&lt;&lt;"---------"&lt;&lt;(pegs[7][1] == None ? "|" : (pegs[7][1] == Red ? "R" : "W"));</text:p>
      <text:p text:style-name="P15"><text:s text:c="4"/>std::cout&lt;&lt;"----\n";</text:p>
      <text:p text:style-name="P15"><text:s text:c="4"/>std::cout&lt;&lt;"\t| <text:s text:c="3"/>"&lt;&lt;(pegs[5][0] == None ? "|" : (pegs[5][0] == Red ? "R" : "W"));</text:p>
      <text:p text:style-name="P15"><text:s text:c="4"/>std::cout&lt;&lt;" <text:s text:c="8"/>"&lt;&lt;(pegs[6][0] == None ? "|" : (pegs[6][0] == Red ? "R" : "W"));</text:p>
      <text:p text:style-name="P15"><text:s text:c="4"/>std::cout&lt;&lt;" <text:s text:c="8"/>"&lt;&lt;(pegs[7][0] == None ? "|" : (pegs[7][0] == Red ? "R" : "W"));</text:p>
      <text:p text:style-name="P15"><text:s text:c="4"/>std::cout&lt;&lt;" <text:s text:c="3"/>|\n";</text:p>
      <text:p text:style-name="P15"><text:s text:c="4"/>std::cout&lt;&lt;"\t| <text:s text:c="2"/>(F) <text:s text:c="2"/>"&lt;&lt;(pegs[3][2] == None ? "|" : (pegs[3][2] == Red ? "R" : "W"));</text:p>
      <text:p text:style-name="P15"><text:s text:c="4"/>std::cout&lt;&lt;" <text:s text:c="2"/>(G) <text:s text:c="2"/>"&lt;&lt;(pegs[4][2] == None ? "|" : (pegs[4][2] == Red ? "R" : "W"));</text:p>
      <text:p text:style-name="P15"><text:s text:c="4"/>std::cout&lt;&lt;" <text:s text:c="2"/>(H) <text:s text:c="2"/>|\n";</text:p>
      <text:p text:style-name="P15"><text:s text:c="4"/>std::cout&lt;&lt;"\t| <text:s text:c="8"/>"&lt;&lt;(pegs[3][1] == None ? "|" : (pegs[3][1] == Red ? "R" : "W"));</text:p>
      <text:p text:style-name="P15"><text:s text:c="4"/>std::cout&lt;&lt;" <text:s text:c="8"/>"&lt;&lt;(pegs[4][1] == None ? "|" : (pegs[4][1] == Red ? "R" : "W"));</text:p>
      <text:p text:style-name="P15"><text:s text:c="4"/>std::cout&lt;&lt;" <text:s text:c="8"/>|\n";</text:p>
      <text:p text:style-name="P15"><text:s text:c="4"/>std::cout&lt;&lt;"\t| <text:s text:c="8"/>"&lt;&lt;(pegs[3][0] == None ? "|" : (pegs[3][0] == Red ? "R" : "W"));</text:p>
      <text:p text:style-name="P15"><text:s text:c="4"/>std::cout&lt;&lt;" <text:s text:c="8"/>"&lt;&lt;(pegs[4][0] == None ? "|" : (pegs[4][0] == Red ? "R" : "W"));</text:p>
      <text:p text:style-name="P15"><text:s text:c="4"/>std::cout&lt;&lt;" <text:s text:c="8"/>|\n"; </text:p>
      <text:p text:style-name="P15"><text:s text:c="4"/>std::cout&lt;&lt;"\t| <text:s text:c="3"/>"&lt;&lt;(pegs[0][2] == None ? "|" : (pegs[0][2] == Red ? "R" : "W"));</text:p>
      <text:p text:style-name="P15"><text:s text:c="4"/>std::cout&lt;&lt;" <text:s text:c="2"/>(D) <text:s text:c="2"/>"&lt;&lt;(pegs[1][2] == None ? "|" : (pegs[1][2] == Red ? "R" : "W"));</text:p>
      <text:p text:style-name="P15"><text:s text:c="4"/>std::cout&lt;&lt;" <text:s text:c="2"/>(E) <text:s text:c="2"/>"&lt;&lt;(pegs[2][2] == None ? "|" : (pegs[2][2] == Red ? "R" : "W"));</text:p>
      <text:p text:style-name="P15"><text:s text:c="4"/>std::cout&lt;&lt;" <text:s text:c="3"/>|\n";</text:p>
      <text:p text:style-name="P15"><text:s text:c="4"/>std::cout&lt;&lt;"\t| <text:s text:c="3"/>"&lt;&lt;(pegs[0][1] == None ? "|" : (pegs[0][1] == Red ? "R" : "W"));</text:p>
      <text:p text:style-name="P15"><text:s text:c="4"/>std::cout&lt;&lt;" <text:s text:c="8"/>"&lt;&lt;(pegs[1][1] == None ? "|" : (pegs[1][1] == Red ? "R" : "W"));</text:p>
      <text:p text:style-name="P15"><text:s text:c="4"/>std::cout&lt;&lt;" <text:s text:c="8"/>"&lt;&lt;(pegs[2][1] == None ? "|" : (pegs[2][1] == Red ? "R" : "W"));</text:p>
      <text:p text:style-name="P15"><text:soft-page-break/><text:s text:c="4"/>std::cout&lt;&lt;" <text:s text:c="3"/>|\n";</text:p>
      <text:p text:style-name="P15"><text:s text:c="4"/>std::cout&lt;&lt;"\t| <text:s text:c="3"/>"&lt;&lt;(pegs[0][0] == None ? "|" : (pegs[0][0] == Red ? "R" : "W"));</text:p>
      <text:p text:style-name="P15"><text:s text:c="4"/>std::cout&lt;&lt;" <text:s text:c="8"/>"&lt;&lt;(pegs[1][0] == None ? "|" : (pegs[1][0] == Red ? "R" : "W"));</text:p>
      <text:p text:style-name="P15"><text:s text:c="4"/>std::cout&lt;&lt;" <text:s text:c="8"/>"&lt;&lt;(pegs[2][0] == None ? "|" : (pegs[2][0] == Red ? "R" : "W"));</text:p>
      <text:p text:style-name="P15"><text:s text:c="4"/>std::cout&lt;&lt;" <text:s text:c="3"/>|\n";</text:p>
      <text:p text:style-name="P15"><text:s text:c="4"/>std::cout&lt;&lt;"\t| <text:s text:c="2"/>(A) <text:s text:c="6"/>(B) <text:s text:c="6"/>(C) <text:s text:c="2"/>|\n";</text:p>
      <text:p text:style-name="P15"><text:s text:c="4"/>std::cout&lt;&lt;"\t| <text:s text:c="28"/>|\n";</text:p>
      <text:p text:style-name="P15"><text:s text:c="4"/>std::cout&lt;&lt;"\t -----------------------------"&lt;&lt;std::endl;</text:p>
      <text:p text:style-name="P15"><text:s text:c="4"/>return;</text:p>
      <text:p text:style-name="P15">}</text:p>
      <text:p text:style-name="P15"/>
      <text:p text:style-name="P15">#endif</text:p>
      <text:p text:style-name="P12">player.h</text:p>
      <text:p text:style-name="P4"/>
      <text:p text:style-name="P15">#ifndef PLAYER_H</text:p>
      <text:p text:style-name="P15">#define PLAYER_H</text:p>
      <text:p text:style-name="P15"/>
      <text:p text:style-name="P15">#include &lt;cstdlib&gt;</text:p>
      <text:p text:style-name="P15">#include &lt;ctime&gt;</text:p>
      <text:p text:style-name="P15">#include &lt;iostream&gt;</text:p>
      <text:p text:style-name="P15">#include &lt;unistd.h&gt;</text:p>
      <text:p text:style-name="P15"/>
      <text:p text:style-name="P15">#include "board.h"</text:p>
      <text:p text:style-name="P15"/>
      <text:p text:style-name="P15">// player.h</text:p>
      <text:p text:style-name="P15"/>
      <text:p text:style-name="P15">// Type Definitions</text:p>
      <text:p text:style-name="P15"/>
      <text:p text:style-name="P15">// Player class</text:p>
      <text:p text:style-name="P15">class Player {</text:p>
      <text:p text:style-name="P15"><text:s text:c="4"/>protected:</text:p>
      <text:p text:style-name="P15"><text:s text:c="8"/>Colour colour;</text:p>
      <text:p text:style-name="P15"><text:s text:c="8"/>bool human;</text:p>
      <text:p text:style-name="P15"><text:s text:c="8"/>int score;</text:p>
      <text:p text:style-name="P15"><text:s text:c="4"/>public:</text:p>
      <text:p text:style-name="P15"><text:s text:c="8"/>Player(Colour, bool);</text:p>
      <text:p text:style-name="P15"><text:s text:c="8"/>virtual ~Player() {}; </text:p>
      <text:p text:style-name="P15"><text:s text:c="8"/>Colour getColour();</text:p>
      <text:p text:style-name="P15"><text:s text:c="8"/>bool isHuman();</text:p>
      <text:p text:style-name="P15"><text:s text:c="8"/>int getScore();</text:p>
      <text:p text:style-name="P15"><text:s text:c="8"/>void setScore(int);</text:p>
      <text:p text:style-name="P15"><text:s text:c="8"/>virtual int getMove(Board) = 0;</text:p>
      <text:p text:style-name="P15"/>
      <text:p text:style-name="P15"><text:s text:c="8"/>static void* getMoveWrap(void* arg);</text:p>
      <text:p text:style-name="P15"><text:s text:c="8"/>int __aiMove; // secret</text:p>
      <text:p text:style-name="P15">};</text:p>
      <text:p text:style-name="P15"/>
      <text:p text:style-name="P15">// Constructor</text:p>
      <text:p text:style-name="P15">// Creates a Player of given colour</text:p>
      <text:p text:style-name="P15">Player::Player(Colour colour, bool human) : colour(colour), human(human), score(0) {}</text:p>
      <text:p text:style-name="P15"/>
      <text:p text:style-name="P15">// Helper struct to be passed to getMoveWrap...</text:p>
      <text:p text:style-name="P15">// Can only pass one parameter to pthread.</text:p>
      <text:p text:style-name="P15">struct GetMoveStruct {</text:p>
      <text:p text:style-name="P15"><text:s text:c="4"/>Player* p;</text:p>
      <text:p text:style-name="P15"><text:s text:c="4"/>Board b;</text:p>
      <text:p text:style-name="P15"><text:s text:c="4"/>GetMoveStruct(Player* p, Board b) : p(p), b(b) {}</text:p>
      <text:p text:style-name="P15">};</text:p>
      <text:p text:style-name="P15"/>
      <text:p text:style-name="P15"/>
      <text:p text:style-name="P16">// HumanPlayer class</text:p>
      <text:p text:style-name="P15">class HumanPlayer : public Player {</text:p>
      <text:p text:style-name="P15"><text:s text:c="4"/>public:</text:p>
      <text:p text:style-name="P15"><text:s text:c="8"/>HumanPlayer(Colour);</text:p>
      <text:p text:style-name="P15"><text:s text:c="8"/>int getMove(Board);</text:p>
      <text:p text:style-name="P15">};</text:p>
      <text:p text:style-name="P15"/>
      <text:p text:style-name="P15">// Constructor</text:p>
      <text:p text:style-name="P15">// Calls the Player constructor</text:p>
      <text:p text:style-name="P15">HumanPlayer::HumanPlayer(Colour colour) : Player(colour, true) {}</text:p>
      <text:p text:style-name="P15"/>
      <text:p text:style-name="P15">// ComputerPlayer class</text:p>
      <text:p text:style-name="P15">class ComputerPlayer : public Player {</text:p>
      <text:p text:style-name="P15"><text:s text:c="4"/>private:</text:p>
      <text:p text:style-name="P15"><text:s text:c="8"/>int maxDepth;</text:p>
      <text:p text:style-name="P15"><text:s text:c="8"/>int bestPeg;</text:p>
      <text:p text:style-name="P15"><text:s text:c="8"/>int negamax(Board, int, int, int, Colour);</text:p>
      <text:p text:style-name="P15"><text:s text:c="4"/>public:</text:p>
      <text:p text:style-name="P15"><text:s text:c="8"/>ComputerPlayer(Colour);</text:p>
      <text:p text:style-name="P15"><text:s text:c="8"/>int getMove(Board);</text:p>
      <text:p text:style-name="P15">};</text:p>
      <text:p text:style-name="P15"/>
      <text:p text:style-name="P15">// Constructor</text:p>
      <text:p text:style-name="P15">// Calls the Player constructor</text:p>
      <text:p text:style-name="P15">ComputerPlayer::ComputerPlayer(Colour colour) : Player(colour, false), maxDepth(12) {</text:p>
      <text:p text:style-name="P15"><text:s text:c="4"/>srand(time(NULL)); // seed first move random number with current time</text:p>
      <text:p text:style-name="P15">}</text:p>
      <text:p text:style-name="P15"/>
      <text:p text:style-name="P15">// Class Method Implementations</text:p>
      <text:p text:style-name="P15"/>
      <text:p text:style-name="P15">// Player class</text:p>
      <text:p text:style-name="P15"/>
      <text:p text:style-name="P15">// getColour method</text:p>
      <text:p text:style-name="P15">Colour Player::getColour() {</text:p>
      <text:p text:style-name="P15"><text:s text:c="4"/>return colour;</text:p>
      <text:p text:style-name="P15">}</text:p>
      <text:p text:style-name="P15"/>
      <text:p text:style-name="P15">// isHuman method</text:p>
      <text:p text:style-name="P15">bool Player::isHuman() {</text:p>
      <text:p text:style-name="P15"><text:s text:c="4"/>return human;</text:p>
      <text:p text:style-name="P15">}</text:p>
      <text:p text:style-name="P15"/>
      <text:p text:style-name="P15">// getScore method</text:p>
      <text:p text:style-name="P15">int Player::getScore() {</text:p>
      <text:p text:style-name="P15"><text:s text:c="4"/>return score;</text:p>
      <text:p text:style-name="P15">}</text:p>
      <text:p text:style-name="P15"/>
      <text:p text:style-name="P15">// setScore method</text:p>
      <text:p text:style-name="P15">void Player::setScore(int score) {</text:p>
      <text:p text:style-name="P15"><text:s text:c="4"/>this-&gt;score = score;</text:p>
      <text:p text:style-name="P15"><text:s text:c="4"/>return;</text:p>
      <text:p text:style-name="P15">}</text:p>
      <text:p text:style-name="P16">// messy pthreads...</text:p>
      <text:p text:style-name="P15">// This is literally just a horrifying wrapper so getmove can be given</text:p>
      <text:p text:style-name="P15">// as pthread start routine...</text:p>
      <text:p text:style-name="P15">void* Player::getMoveWrap(void* arg) {</text:p>
      <text:p text:style-name="P15"><text:s text:c="4"/>GetMoveStruct* gms = (GetMoveStruct*)arg;</text:p>
      <text:p text:style-name="P15"><text:s text:c="4"/>Player* player = gms-&gt;p;</text:p>
      <text:p text:style-name="P15"><text:s text:c="4"/>player-&gt;__aiMove = player-&gt;getMove(gms-&gt;b);</text:p>
      <text:p text:style-name="P15"><text:s text:c="4"/>return (void*)(&amp;(player-&gt;__aiMove));</text:p>
      <text:p text:style-name="P15">}</text:p>
      <text:p text:style-name="P15"/>
      <text:p text:style-name="P15">// HumanPlayer class</text:p>
      <text:p text:style-name="P15"/>
      <text:p text:style-name="P15">// getMove method</text:p>
      <text:p text:style-name="P15">// Creates a move from user input</text:p>
      <text:p text:style-name="P15">int HumanPlayer::getMove(Board board) {</text:p>
      <text:p text:style-name="P15"><text:s text:c="4"/>char peg;</text:p>
      <text:p text:style-name="P15"><text:s text:c="4"/>int ipeg;</text:p>
      <text:p text:style-name="P15"><text:s text:c="4"/>do {</text:p>
      <text:p text:style-name="P15"><text:s text:c="8"/>std::cout&lt;&lt;"Peg ([A..F], case-sensitive): ";</text:p>
      <text:p text:style-name="P15"><text:s text:c="8"/>std::cin&gt;&gt;peg;</text:p>
      <text:p text:style-name="P15"><text:s text:c="8"/>ipeg = ((int)peg)-65;</text:p>
      <text:p text:style-name="P15"><text:s text:c="4"/>} while((ipeg &lt; 0) || (ipeg &gt; 7));</text:p>
      <text:p text:style-name="P15"><text:s text:c="4"/>return ipeg;</text:p>
      <text:p text:style-name="P15">}</text:p>
      <text:p text:style-name="P15"/>
      <text:p text:style-name="P15">// ComputerPlayer class</text:p>
      <text:p text:style-name="P15"/>
      <text:p text:style-name="P15">// getMove method</text:p>
      <text:p text:style-name="P15">int ComputerPlayer::getMove(Board board) {</text:p>
      <text:p text:style-name="P15"><text:s text:c="4"/>if (board.getMoveNum() &lt;= 1) {</text:p>
      <text:p text:style-name="P15"><text:s text:c="8"/>sleep(1); // some "realness" to the first move...</text:p>
      <text:p text:style-name="P15"><text:s text:c="8"/>return (rand() % 8);</text:p>
      <text:p text:style-name="P15"><text:s text:c="4"/>}</text:p>
      <text:p text:style-name="P15"><text:s text:c="4"/>negamax(board, maxDepth, -1000, 1000, colour);</text:p>
      <text:p text:style-name="P15"><text:s text:c="4"/>return bestPeg;</text:p>
      <text:p text:style-name="P15">} <text:s text:c="2"/></text:p>
      <text:p text:style-name="P15"/>
      <text:p text:style-name="P15"/>
      <text:p text:style-name="P16">// NegaMax with Alpha-Beta Pruning</text:p>
      <text:p text:style-name="P15">// Calculates the move to be played.</text:p>
      <text:p text:style-name="P15"/>
      <text:p text:style-name="P15">// function negamax(board, depth, alpha, beta, colour)</text:p>
      <text:p text:style-name="P15">// <text:s text:c="4"/>if depth = 0 or no moves left</text:p>
      <text:p text:style-name="P15">// <text:s text:c="8"/>return colour*board</text:p>
      <text:p text:style-name="P15">// <text:s text:c="4"/>bestValue := −1000</text:p>
      <text:p text:style-name="P15">// <text:s text:c="4"/>foreach possible move</text:p>
      <text:p text:style-name="P15">// <text:s text:c="8"/>value := −negamax(child, depth−1, −beta, −alpha, -Colour)</text:p>
      <text:p text:style-name="P15">// <text:s text:c="8"/>bestValue := max(bestValue, value)</text:p>
      <text:p text:style-name="P15">// <text:s text:c="8"/>alpha := max(alpha, value)</text:p>
      <text:p text:style-name="P15">// <text:s text:c="8"/>if alpha &gt;= beta</text:p>
      <text:p text:style-name="P15">// <text:s text:c="12"/>break</text:p>
      <text:p text:style-name="P15">// <text:s text:c="4"/>return bestValue</text:p>
      <text:p text:style-name="P15">int ComputerPlayer::negamax(Board board, int depth, int alpha, int beta, Colour colour) {</text:p>
      <text:p text:style-name="P15"><text:s text:c="4"/>if (depth == 0 || board.getMoveNum() == 24) { // if max depth or final move</text:p>
      <text:p text:style-name="P15"><text:s text:c="8"/>if (colour == this-&gt;colour) { // return board evaluation</text:p>
      <text:p text:style-name="P15"><text:s text:c="12"/>return board.evalBoard(colour);</text:p>
      <text:p text:style-name="P15"><text:s text:c="8"/>} else {</text:p>
      <text:p text:style-name="P15"><text:s text:c="12"/>return (-1)*board.evalBoard(colour);</text:p>
      <text:p text:style-name="P15"><text:s text:c="8"/>}</text:p>
      <text:p text:style-name="P15"><text:s text:c="4"/>}</text:p>
      <text:p text:style-name="P15"><text:s text:c="4"/>int bestValue = -1000;</text:p>
      <text:p text:style-name="P15"><text:s text:c="4"/>for (int peg = 0 ; peg &lt; 8 ; peg++) { // for each possible move</text:p>
      <text:p text:style-name="P15"><text:s text:c="8"/>if (board.getNumPieces(peg) != 3) { // check legal move</text:p>
      <text:p text:style-name="P15"><text:s text:c="12"/>board.addPiece(peg, colour);</text:p>
      <text:p text:style-name="P15"><text:s text:c="12"/>int value = (-1)*negamax(board, depth-1, (-1)*beta, (-1)*alpha, colour == Red ? White : Red);</text:p>
      <text:p text:style-name="P15"><text:s text:c="12"/>board.removePiece(peg);</text:p>
      <text:p text:style-name="P15"><text:s text:c="12"/>if (value &gt; bestValue) { // if better move</text:p>
      <text:p text:style-name="P15"><text:s text:c="16"/>bestValue = value; // update best move</text:p>
      <text:p text:style-name="P15"><text:s text:c="16"/>bestPeg = peg;</text:p>
      <text:p text:style-name="P15"><text:s text:c="12"/>}</text:p>
      <text:p text:style-name="P15"><text:s text:c="12"/>if (value &gt; alpha) {</text:p>
      <text:p text:style-name="P15"><text:s text:c="16"/>alpha = value;</text:p>
      <text:p text:style-name="P15"><text:s text:c="12"/>}</text:p>
      <text:p text:style-name="P15"><text:s text:c="12"/>if (alpha &gt;= beta) { // prune</text:p>
      <text:p text:style-name="P15"><text:s text:c="16"/>break;</text:p>
      <text:p text:style-name="P15"><text:s text:c="12"/>}</text:p>
      <text:p text:style-name="P15"><text:s text:c="8"/>}</text:p>
      <text:p text:style-name="P15"><text:s text:c="4"/>}</text:p>
      <text:p text:style-name="P15"><text:s text:c="4"/>return bestValue; // return the best evaluation</text:p>
      <text:p text:style-name="P15">}</text:p>
      <text:p text:style-name="P15"/>
      <text:p text:style-name="P15"/>
      <text:p text:style-name="P15"/>
      <text:p text:style-name="P15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b089f" officeooo:paragraph-rsid="0018ca86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ource Code<text:tab/><text:tab/>Three Dimensional Tic-Tac-Toe</text:p>
      </style:header>
      <style:header-first>
        <text:p text:style-name="Header_20_left"/>
      </style:header-first>
      <style:footer>
        <text:p text:style-name="MP2"><text:page-number style:num-format="1" text:select-page="current" text:page-adjust="-1">13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19:19.467984709</meta:creation-date>
    <dc:date>2016-11-17T14:44:22.971422152</dc:date>
    <meta:editing-duration>PT31M24S</meta:editing-duration>
    <meta:editing-cycles>15</meta:editing-cycles>
    <meta:generator>LibreOffice/5.2.3.3$Linux_X86_64 LibreOffice_project/20m0$Build-3</meta:generator>
    <meta:document-statistic meta:table-count="0" meta:image-count="0" meta:object-count="0" meta:page-count="14" meta:paragraph-count="481" meta:word-count="2215" meta:character-count="16678" meta:non-whitespace-character-count="12162"/>
  </office:meta>
</office:document-meta>
</file>